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officeooo:rsid="0011eb1d" officeooo:paragraph-rsid="0011eb1d"/>
    </style:style>
    <style:style style:name="P2" style:family="paragraph" style:parent-style-name="Standard">
      <style:text-properties style:font-name="Courier New" fo:language="it" fo:country="IT" officeooo:rsid="000f7aab" officeooo:paragraph-rsid="000f7aab" style:language-asian="zxx" style:country-asian="none" style:language-complex="zxx" style:country-complex="none"/>
    </style:style>
    <style:style style:name="P3" style:family="paragraph" style:parent-style-name="Standard">
      <style:text-properties style:font-name="Courier New" fo:language="it" fo:country="IT" officeooo:rsid="0011eb1d" officeooo:paragraph-rsid="0011eb1d" style:language-asian="zxx" style:country-asian="none" style:language-complex="zxx" style:country-complex="none"/>
    </style:style>
    <style:style style:name="P4" style:family="paragraph" style:parent-style-name="Standard">
      <style:text-properties style:font-name="Courier New" fo:language="it" fo:country="IT" officeooo:rsid="0012a01f" officeooo:paragraph-rsid="0012a01f" style:language-asian="zxx" style:country-asian="none" style:language-complex="zxx" style:country-complex="none"/>
    </style:style>
    <style:style style:name="P5" style:family="paragraph" style:parent-style-name="Standard">
      <style:text-properties style:font-name="Courier New" fo:language="it" fo:country="IT" officeooo:rsid="0010d4ac" officeooo:paragraph-rsid="0010d4ac" style:language-asian="zxx" style:country-asian="none" style:language-complex="zxx" style:country-complex="none"/>
    </style:style>
    <style:style style:name="P6" style:family="paragraph" style:parent-style-name="Standard">
      <style:text-properties style:font-name="Courier New" fo:language="it" fo:country="IT" officeooo:rsid="0013994c" officeooo:paragraph-rsid="00132a30" style:language-asian="zxx" style:country-asian="none" style:language-complex="zxx" style:country-complex="none"/>
    </style:style>
    <style:style style:name="P7" style:family="paragraph" style:parent-style-name="Standard">
      <style:text-properties style:font-name="Courier New" fo:language="it" fo:country="IT" officeooo:rsid="0015c9c9" officeooo:paragraph-rsid="0015c9c9" style:language-asian="zxx" style:country-asian="none" style:language-complex="zxx" style:country-complex="none"/>
    </style:style>
    <style:style style:name="P8" style:family="paragraph" style:parent-style-name="Standard">
      <style:text-properties style:font-name="Courier New" fo:language="it" fo:country="IT" officeooo:rsid="0016d00f" officeooo:paragraph-rsid="0016d00f" style:language-asian="zxx" style:country-asian="none" style:language-complex="zxx" style:country-complex="none"/>
    </style:style>
    <style:style style:name="P9" style:family="paragraph" style:parent-style-name="Standard">
      <style:text-properties style:font-name="Courier New" fo:language="it" fo:country="IT" officeooo:rsid="00199d57" officeooo:paragraph-rsid="00199d57" style:language-asian="zxx" style:country-asian="none" style:language-complex="zxx" style:country-complex="none"/>
    </style:style>
    <style:style style:name="T1" style:family="text">
      <style:text-properties fo:language="it" fo:country="IT" style:language-asian="zxx" style:country-asian="none" style:language-complex="zxx" style:country-complex="none"/>
    </style:style>
    <style:style style:name="T2" style:family="text">
      <style:text-properties officeooo:rsid="0016d00f"/>
    </style:style>
    <style:style style:name="T3" style:family="text">
      <style:text-properties officeooo:rsid="00199d57"/>
    </style:style>
    <style:style style:name="T4" style:family="text">
      <style:text-properties officeooo:rsid="001b4d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yrebird.ai</text:p>
      <text:p text:style-name="P4"/>
      <text:p text:style-name="P4">È un programma che permette di copiare la voce umana e digitalizzarla. Con un minuto di registrazione riesce a digitalizzare la voce e a riprodurla in modo fedelissimo.</text:p>
      <text:p text:style-name="P4"/>
      <text:p text:style-name="P4">Questo programma potrebbe avere della grosse ripercussioni su quella che sarà la nostra società futura. Ad esempio non si potrà essere mai certi se si sta parlando al telefono con la persona che si <text:span text:style-name="T4">ha chiamato</text:span> o meno. </text:p>
      <text:p text:style-name="P2"/>
      <text:p text:style-name="P1"><text:a xlink:type="simple" xlink:href="https://www.privateinternetaccess.com/blog/2017/04/lyrebird-ai-new-site-will-allow-anyone-copy-voice-anyone/" text:style-name="Internet_20_link"><text:span text:style-name="T1">https://www.privateinternetaccess.com/blog/2017/04/lyrebird-ai-new-site-will-allow-anyone-copy-voice-anyone/</text:span></text:a></text:p>
      <text:p text:style-name="P2"/>
      <text:p text:style-name="P5">Face2Face</text:p>
      <text:p text:style-name="P5"/>
      <text:p text:style-name="P5">È un servizio fornito da un ente privato che prevede la possibilità di conoscere la posizione dei propri contatti nei social network.</text:p>
      <text:p text:style-name="P5">Oltre a condividere la propria posizione si possono condividere anche il proprio stato e le proprie informazioni.(che però verranno condivise solamente ai propri contatti dei propri social network)</text:p>
      <text:p text:style-name="P5"/>
      <text:p text:style-name="P6"/>
      <text:p text:style-name="P7">Dopo aver letto gli <text:span text:style-name="T4">articoli</text:span> proposti ho riflettuto su come i giovani d'oggi utilizzano i social network. Se vogliamo andare ad indagare si vede in modo evidente che quello che viene fatto oggigiorno dei social, dalla media della popolazione, è un uso esagerato. Viene messa in mostra tutta la propria vita, viene caricato su internet di tutto, da ciò che si mangia a come si passa il sabato sera, da come si festeggia il proprio compleanno ai litigi con gli amici, alle considerazioni personali sulle persone, al bullismo online. Ma non c'è solo questo, a mio parere ci può essere un uso responsabile di quelli che sono i mezzi che ci vengono forniti. Forse bisognerà <text:span text:style-name="T2">cambiare il nostro approccio con i social, però non sono completamente negativi come vengono presentati.</text:span></text:p>
      <text:p text:style-name="P8">La tecnologia sta diventando sempre più monopolizzante ed ingombrante nella nostra vita e nelle nostre relazioni, e di conseguenza lo stanno diventando anche i social. Siamo sempre collegati e online, non prestiamo attenzione a quello che ci circonda quando siamo assorbiti dal telefono o dal computer, questo è evidente ed innegabile. Ma siamo sicuri che questo sia sempre e comunque una cosa negativa? Probabilmente lo è se passiamo il nostro tempo a fare cose inutili(anche se si potrebbe obiettare che in fondo è anche un metodo per distrarsi da quella che è la monotonia e la noia della vita quotidiana), ma se i social venissero usati con uno scopo che non fosse quello di mettersi in mostra o di nascondersi dietro una maschera fatta di bit, forse a quel punto si potrebbe <text:span text:style-name="T3">avere</text:span> un punto di vista positivo <text:span text:style-name="T3">del mondo digitale.</text:span></text:p>
      <text:p text:style-name="P9">Comunque è vero che siamo costantemente bombardati da pubblicità, <text:soft-page-break/>post e ping che vengono dal nostro telefono. Tocchiamo lo schermo per vedere se abbiamo ricevuto qualche messaggio o se qualcuno ha scritto qualcosa su <text:span text:style-name="T4">F</text:span>acebook o pubblicato una foto su <text:span text:style-name="T4">T</text:span>wi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2M42S</meta:editing-duration>
    <meta:editing-cycles>11</meta:editing-cycles>
    <meta:generator>LibreOffice/4.2.8.2$Linux_X86_64 LibreOffice_project/420m0$Build-2</meta:generator>
    <dc:date>2018-01-10T21:10:30.415274297</dc:date>
    <meta:document-statistic meta:table-count="0" meta:image-count="0" meta:object-count="0" meta:page-count="2" meta:paragraph-count="10" meta:word-count="431" meta:character-count="2710" meta:non-whitespace-character-count="2287"/>
    <meta:user-defined meta:name="Info 1"/>
    <meta:user-defined meta:name="Info 2"/>
    <meta:user-defined meta:name="Info 3"/>
    <meta:user-defined meta:name="Info 4"/>
  </office:meta>
</office:document-meta>
</file>